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cm" fo:min-width="6.4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1cm" fo:min-width="5.02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6cm" fo:min-width="4.37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3.622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3.62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fill-color="#ffffff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fill-color="#ffffff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Arrowheads_20_7" draw:marker-end-width="0.3cm" draw:fill="none" draw:fill-color="#ffffff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3cm" draw:fill="none" draw:fill-color="#ffffff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9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0" draw:marker-end-width="0.3cm" draw:fill="none" draw:fill-color="#ffffff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1" draw:marker-end-width="0.3cm" draw:fill="none" draw:fill-color="#ffffff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8cm" fo:min-width="8.44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an I add message ?" draw:style-name="dp1" draw:master-page-name="Default">
        <draw:custom-shape draw:style-name="gr1" draw:text-style-name="P2" xml:id="id3" draw:id="id3" draw:layer="layout" svg:width="7.75cm" svg:height="0.75cm" svg:x="1.838cm" svg:y="0.9cm">
          <text:p text:style-name="P1">Can I add message ?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8" draw:id="id8" draw:layer="layout" svg:width="9.25cm" svg:height="1cm" svg:x="1.088cm" svg:y="5.95cm">
          <text:p text:style-name="P1">Get last messa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9" draw:id="id9" draw:layer="layout" svg:width="9.75cm" svg:height="2.25cm" svg:x="0.838cm" svg:y="11.1cm">
          <text:p text:style-name="P1">Was it created by me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1" draw:id="id11" draw:layer="layout" svg:width="4.57cm" svg:height="1.25cm" svg:x="12.651cm" svg:y="11.6cm">
          <text:p text:style-name="P1">Y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0" draw:id="id10" draw:layer="layout" svg:width="4.571cm" svg:height="1.25cm" svg:x="3.428cm" svg:y="17.85cm">
          <text:p text:style-name="P1">Y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9.75cm" svg:height="2.25cm" svg:x="0.838cm" svg:y="2.55cm">
          <text:p text:style-name="P1">Can I write messages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" draw:id="id2" draw:layer="layout" svg:width="4.57cm" svg:height="1.25cm" svg:x="12.651cm" svg:y="3.05cm">
          <text:p text:style-name="P1">N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10.588cm" svg:y1="3.675cm" svg:x2="12.651cm" svg:y2="3.675cm" draw:start-shape="id1" draw:start-glue-point="7" draw:end-shape="id2" draw:end-glue-point="5" svg:d="M10588 3675h2063" svg:viewBox="0 0 2064 1">
          <text:p text:style-name="P1">No</text:p>
          <text:p text:style-name="P1"/>
        </draw:connector>
        <draw:connector draw:style-name="gr7" draw:text-style-name="P3" draw:layer="layout" svg:x1="5.713cm" svg:y1="1.65cm" svg:x2="5.713cm" svg:y2="2.55cm" draw:start-shape="id3" draw:start-glue-point="6" draw:end-shape="id1" draw:end-glue-point="4" svg:d="M5713 1650v900" svg:viewBox="0 0 1 901">
          <text:p/>
        </draw:connector>
        <draw:connector draw:style-name="gr8" draw:text-style-name="P3" draw:layer="layout" svg:x1="10.588cm" svg:y1="8.925cm" svg:x2="12.651cm" svg:y2="8.925cm" draw:start-shape="id4" draw:start-glue-point="7" draw:end-shape="id5" draw:end-glue-point="5" svg:d="M10588 8925h2063" svg:viewBox="0 0 2064 1">
          <text:p text:style-name="P1">No</text:p>
          <text:p text:style-name="P1"/>
        </draw:connector>
        <draw:custom-shape draw:style-name="gr3" draw:text-style-name="P2" xml:id="id6" draw:id="id6" draw:layer="layout" svg:width="9.75cm" svg:height="2.25cm" svg:x="0.838cm" svg:y="14.5cm">
          <text:p text:style-name="P1">Is it old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7" draw:id="id7" draw:layer="layout" svg:width="4.571cm" svg:height="1.25cm" svg:x="12.651cm" svg:y="15cm">
          <text:p text:style-name="P1">N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svg:x1="10.588cm" svg:y1="15.625cm" svg:x2="12.651cm" svg:y2="15.625cm" draw:start-shape="id6" draw:start-glue-point="7" draw:end-shape="id7" draw:end-glue-point="5" svg:d="M10588 15625h2063" svg:viewBox="0 0 2064 1">
          <text:p text:style-name="P1">No</text:p>
          <text:p text:style-name="P1"/>
        </draw:connector>
        <draw:connector draw:style-name="gr10" draw:text-style-name="P3" draw:layer="layout" svg:x1="5.713cm" svg:y1="4.8cm" svg:x2="5.713cm" svg:y2="5.95cm" draw:start-shape="id1" draw:start-glue-point="6" draw:end-shape="id8" draw:end-glue-point="4" svg:d="M5713 4800v1150" svg:viewBox="0 0 1 1151">
          <text:p text:style-name="P1"><text:s text:c="9"/>Yes</text:p>
        </draw:connector>
        <draw:connector draw:style-name="gr11" draw:text-style-name="P3" draw:layer="layout" svg:x1="5.713cm" svg:y1="6.95cm" svg:x2="5.713cm" svg:y2="7.8cm" draw:start-shape="id8" draw:start-glue-point="6" draw:end-shape="id4" draw:end-glue-point="4" svg:d="M5713 6950v850" svg:viewBox="0 0 1 851">
          <text:p/>
        </draw:connector>
        <draw:connector draw:style-name="gr12" draw:text-style-name="P3" draw:layer="layout" svg:x1="5.713cm" svg:y1="13.35cm" svg:x2="5.713cm" svg:y2="14.5cm" draw:start-shape="id9" draw:start-glue-point="6" draw:end-shape="id6" draw:end-glue-point="4" svg:d="M5713 13350v1150" svg:viewBox="0 0 1 1151">
          <text:p text:style-name="P1"><text:s text:c="8"/>Yes</text:p>
        </draw:connector>
        <draw:connector draw:style-name="gr13" draw:text-style-name="P3" draw:layer="layout" svg:x1="5.713cm" svg:y1="16.75cm" svg:x2="5.714cm" svg:y2="17.85cm" draw:start-shape="id6" draw:start-glue-point="6" draw:end-shape="id10" draw:end-glue-point="4" svg:d="M5713 16750v551h1v549" svg:viewBox="0 0 2 1101">
          <text:p text:style-name="P1"><text:s text:c="8"/>Yes</text:p>
        </draw:connector>
        <draw:custom-shape draw:style-name="gr3" draw:text-style-name="P2" xml:id="id4" draw:id="id4" draw:layer="layout" svg:width="9.75cm" svg:height="2.25cm" svg:x="0.838cm" svg:y="7.8cm">
          <text:p text:style-name="P1">Is it found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5" draw:id="id5" draw:layer="layout" svg:width="4.57cm" svg:height="1.25cm" svg:x="12.651cm" svg:y="8.3cm">
          <text:p text:style-name="P1">Y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svg:x1="5.713cm" svg:y1="10.05cm" svg:x2="5.713cm" svg:y2="11.1cm" draw:start-shape="id4" draw:start-glue-point="6" draw:end-shape="id9" draw:end-glue-point="4" svg:d="M5713 10050v1050" svg:viewBox="0 0 1 1051">
          <text:p text:style-name="P1"><text:s text:c="9"/>Yes </text:p>
        </draw:connector>
        <draw:connector draw:style-name="gr15" draw:text-style-name="P4" draw:layer="layout" svg:x1="10.588cm" svg:y1="12.225cm" svg:x2="12.651cm" svg:y2="12.225cm" draw:start-shape="id9" draw:start-glue-point="7" draw:end-shape="id11" draw:end-glue-point="5" svg:d="M10588 12225h2063" svg:viewBox="0 0 2064 1">
          <text:p text:style-name="P1">No</text:p>
          <text:p text:style-name="P1"/>
        </draw:connector>
      </draw:page>
      <draw:page draw:name="Can I change message text ?" draw:style-name="dp1" draw:master-page-name="Default">
        <draw:custom-shape draw:style-name="gr16" draw:text-style-name="P2" xml:id="id14" draw:id="id14" draw:layer="layout" svg:width="9.912cm" svg:height="0.75cm" svg:x="0.771cm" svg:y="0.9cm">
          <text:p text:style-name="P1">Can I change message text ?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9" draw:id="id19" draw:layer="layout" svg:width="9.75cm" svg:height="2.25cm" svg:x="0.838cm" svg:y="9.2cm">
          <text:p text:style-name="P1">Was it created by me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1" draw:id="id21" draw:layer="layout" svg:width="4.57cm" svg:height="1.25cm" svg:x="12.651cm" svg:y="9.7cm">
          <text:p text:style-name="P1">N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20" draw:id="id20" draw:layer="layout" svg:width="4.571cm" svg:height="1.25cm" svg:x="3.428cm" svg:y="15.95cm">
          <text:p text:style-name="P1">Y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2" draw:id="id12" draw:layer="layout" svg:width="9.75cm" svg:height="2.25cm" svg:x="0.838cm" svg:y="2.55cm">
          <text:p text:style-name="P1">Am I a moderator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3" draw:id="id13" draw:layer="layout" svg:width="4.57cm" svg:height="1.25cm" svg:x="12.651cm" svg:y="3.05cm">
          <text:p text:style-name="P1">Y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svg:x1="10.588cm" svg:y1="3.675cm" svg:x2="12.651cm" svg:y2="3.675cm" draw:start-shape="id12" draw:start-glue-point="7" draw:end-shape="id13" draw:end-glue-point="5" svg:d="M10588 3675h2063" svg:viewBox="0 0 2064 1">
          <text:p text:style-name="P1">Yes</text:p>
          <text:p text:style-name="P1"/>
        </draw:connector>
        <draw:connector draw:style-name="gr7" draw:text-style-name="P3" draw:layer="layout" svg:x1="5.727cm" svg:y1="1.65cm" svg:x2="5.713cm" svg:y2="2.55cm" draw:start-shape="id14" draw:start-glue-point="6" draw:end-shape="id12" draw:end-glue-point="4" svg:d="M5727 1650v451h-14v449" svg:viewBox="0 0 15 901">
          <text:p/>
        </draw:connector>
        <draw:connector draw:style-name="gr8" draw:text-style-name="P3" draw:layer="layout" svg:x1="10.588cm" svg:y1="7.025cm" svg:x2="12.651cm" svg:y2="7.025cm" draw:start-shape="id15" draw:start-glue-point="7" draw:end-shape="id16" draw:end-glue-point="5" svg:d="M10588 7025h2063" svg:viewBox="0 0 2064 1">
          <text:p text:style-name="P1">No</text:p>
          <text:p text:style-name="P1"/>
        </draw:connector>
        <draw:custom-shape draw:style-name="gr3" draw:text-style-name="P2" xml:id="id17" draw:id="id17" draw:layer="layout" svg:width="9.75cm" svg:height="2.25cm" svg:x="0.838cm" svg:y="12.6cm">
          <text:p text:style-name="P1">Is it old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18" draw:id="id18" draw:layer="layout" svg:width="4.571cm" svg:height="1.25cm" svg:x="12.651cm" svg:y="13.1cm">
          <text:p text:style-name="P1">N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svg:x1="10.588cm" svg:y1="13.725cm" svg:x2="12.651cm" svg:y2="13.725cm" draw:start-shape="id17" draw:start-glue-point="7" draw:end-shape="id18" draw:end-glue-point="5" svg:d="M10588 13725h2063" svg:viewBox="0 0 2064 1">
          <text:p text:style-name="P1">Yes</text:p>
          <text:p text:style-name="P1"/>
        </draw:connector>
        <draw:connector draw:style-name="gr10" draw:text-style-name="P3" draw:layer="layout" svg:x1="5.713cm" svg:y1="4.8cm" svg:x2="5.713cm" svg:y2="5.9cm" draw:start-shape="id12" draw:start-glue-point="6" draw:end-shape="id15" draw:end-glue-point="4" svg:d="M5713 4800v1100" svg:viewBox="0 0 1 1101">
          <text:p text:style-name="P1"><text:s text:c="9"/>No</text:p>
        </draw:connector>
        <draw:connector draw:style-name="gr12" draw:text-style-name="P3" draw:layer="layout" svg:x1="5.713cm" svg:y1="11.45cm" svg:x2="5.713cm" svg:y2="12.6cm" draw:start-shape="id19" draw:start-glue-point="6" draw:end-shape="id17" draw:end-glue-point="4" svg:d="M5713 11450v1150" svg:viewBox="0 0 1 1151">
          <text:p text:style-name="P1"><text:s text:c="8"/>Yes</text:p>
        </draw:connector>
        <draw:connector draw:style-name="gr13" draw:text-style-name="P3" draw:layer="layout" svg:x1="5.713cm" svg:y1="14.85cm" svg:x2="5.714cm" svg:y2="15.95cm" draw:start-shape="id17" draw:start-glue-point="6" draw:end-shape="id20" draw:end-glue-point="4" svg:d="M5713 14850v551h1v549" svg:viewBox="0 0 2 1101">
          <text:p text:style-name="P1"><text:s text:c="8"/>No</text:p>
        </draw:connector>
        <draw:custom-shape draw:style-name="gr3" draw:text-style-name="P2" xml:id="id15" draw:id="id15" draw:layer="layout" svg:width="9.75cm" svg:height="2.25cm" svg:x="0.838cm" svg:y="5.9cm">
          <text:p text:style-name="P1">Can I write messages ?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6" draw:id="id16" draw:layer="layout" svg:width="4.57cm" svg:height="1.25cm" svg:x="12.651cm" svg:y="6.4cm">
          <text:p text:style-name="P1">N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svg:x1="5.713cm" svg:y1="8.15cm" svg:x2="5.713cm" svg:y2="9.2cm" draw:start-shape="id15" draw:start-glue-point="6" draw:end-shape="id19" draw:end-glue-point="4" svg:d="M5713 8150v1050" svg:viewBox="0 0 1 1051">
          <text:p text:style-name="P1"><text:s text:c="9"/>Yes </text:p>
        </draw:connector>
        <draw:connector draw:style-name="gr15" draw:text-style-name="P4" draw:layer="layout" svg:x1="10.588cm" svg:y1="10.325cm" svg:x2="12.651cm" svg:y2="10.325cm" draw:start-shape="id19" draw:start-glue-point="7" draw:end-shape="id21" draw:end-glue-point="5" svg:d="M10588 10325h2063" svg:viewBox="0 0 2064 1">
          <text:p text:style-name="P1">No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0T19:44:24.637809900</meta:creation-date>
    <dc:date>2025-03-11T00:57:58.656436000</dc:date>
    <meta:editing-duration>PT27M4S</meta:editing-duration>
    <meta:editing-cycles>14</meta:editing-cycles>
    <meta:generator>LibreOffice/25.2.0.3$Windows_X86_64 LibreOffice_project/e1cf4a87eb02d755bce1a01209907ea5ddc8f069</meta:generator>
    <meta:document-statistic meta:object-count="40"/>
  </office:meta>
</office:document-meta>
</file>